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paragraph-properties fo:padding="0.049cm" fo:border="0.002cm solid #e3e3e3"/>
    </style:style>
    <style:style style:name="P2" style:family="paragraph" style:parent-style-name="Preformatted_20_Text">
      <style:paragraph-properties fo:margin-top="0cm" fo:margin-bottom="0.499cm" fo:padding="0.049cm" fo:border="0.002cm solid #e3e3e3" style:writing-mode="lr-tb"/>
    </style:style>
    <style:style style:name="P3" style:family="paragraph" style:parent-style-name="Preformatted_20_Text">
      <style:paragraph-properties fo:padding="0.049cm" fo:border="0.002cm solid #e3e3e3"/>
    </style:style>
    <style:style style:name="P4" style:family="paragraph" style:parent-style-name="Preformatted_20_Text">
      <style:paragraph-properties fo:padding="0.049cm" fo:border="0.002cm solid #e3e3e3" style:writing-mode="lr-tb"/>
    </style:style>
    <style:style style:name="P5" style:family="paragraph" style:parent-style-name="Text_20_body">
      <style:paragraph-properties fo:padding="0.049cm" fo:border="0.002cm solid #e3e3e3"/>
    </style:style>
    <style:style style:name="P6" style:family="paragraph" style:parent-style-name="Text_20_body" style:list-style-name="L1">
      <style:paragraph-properties fo:padding="0.049cm" fo:border="0.002cm solid #e3e3e3"/>
    </style:style>
    <style:style style:name="P7" style:family="paragraph" style:parent-style-name="Text_20_body" style:list-style-name="L2">
      <style:paragraph-properties fo:padding="0.049cm" fo:border="0.002cm solid #e3e3e3"/>
    </style:style>
    <style:style style:name="P8" style:family="paragraph" style:parent-style-name="Text_20_body" style:list-style-name="L3">
      <style:paragraph-properties fo:padding="0.049cm" fo:border="0.002cm solid #e3e3e3"/>
    </style:style>
    <style:style style:name="P9" style:family="paragraph" style:parent-style-name="Text_20_body" style:list-style-name="L4">
      <style:paragraph-properties fo:padding="0.049cm" fo:border="0.002cm solid #e3e3e3"/>
    </style:style>
    <style:style style:name="P10" style:family="paragraph" style:parent-style-name="Text_20_body" style:list-style-name="L5">
      <style:paragraph-properties fo:padding="0.049cm" fo:border="0.002cm solid #e3e3e3"/>
    </style:style>
    <style:style style:name="P11" style:family="paragraph" style:parent-style-name="Text_20_body" style:list-style-name="L6">
      <style:paragraph-properties fo:padding="0.049cm" fo:border="0.002cm solid #e3e3e3"/>
    </style:style>
    <style:style style:name="P12" style:family="paragraph" style:parent-style-name="Text_20_body" style:list-style-name="L7">
      <style:paragraph-properties fo:padding="0.049cm" fo:border="0.002cm solid #e3e3e3"/>
    </style:style>
    <style:style style:name="P13" style:family="paragraph" style:parent-style-name="Text_20_body" style:list-style-name="L8">
      <style:paragraph-properties fo:padding="0.049cm" fo:border="0.002cm solid #e3e3e3"/>
    </style:style>
    <style:style style:name="P14" style:family="paragraph" style:parent-style-name="Text_20_body" style:list-style-name="L9">
      <style:paragraph-properties fo:padding="0.049cm" fo:border="0.002cm solid #e3e3e3"/>
    </style:style>
    <style:style style:name="P15" style:family="paragraph" style:parent-style-name="Text_20_body" style:list-style-name="L10">
      <style:paragraph-properties fo:padding="0.049cm" fo:border="0.002cm solid #e3e3e3"/>
    </style:style>
    <style:style style:name="P16" style:family="paragraph" style:parent-style-name="Text_20_body" style:list-style-name="L11">
      <style:paragraph-properties fo:padding="0.049cm" fo:border="0.002cm solid #e3e3e3"/>
    </style:style>
    <style:style style:name="P17" style:family="paragraph" style:parent-style-name="Text_20_body">
      <style:paragraph-properties fo:margin-top="0cm" fo:margin-bottom="0cm" fo:padding="0.049cm" fo:border="0.002cm solid #e3e3e3"/>
    </style:style>
    <style:style style:name="P18" style:family="paragraph" style:parent-style-name="Text_20_body" style:list-style-name="L5">
      <style:paragraph-properties fo:margin-top="0cm" fo:margin-bottom="0cm" fo:padding="0.049cm" fo:border="0.002cm solid #e3e3e3"/>
    </style:style>
    <style:style style:name="P19" style:family="paragraph" style:parent-style-name="Text_20_body" style:list-style-name="L6">
      <style:paragraph-properties fo:margin-top="0cm" fo:margin-bottom="0cm" fo:padding="0.049cm" fo:border="0.002cm solid #e3e3e3"/>
    </style:style>
    <style:style style:name="P20" style:family="paragraph" style:parent-style-name="Text_20_body" style:list-style-name="L7">
      <style:paragraph-properties fo:margin-top="0cm" fo:margin-bottom="0cm" fo:padding="0.049cm" fo:border="0.002cm solid #e3e3e3"/>
    </style:style>
    <style:style style:name="P21" style:family="paragraph" style:parent-style-name="Text_20_body" style:list-style-name="L8">
      <style:paragraph-properties fo:margin-top="0cm" fo:margin-bottom="0cm" fo:padding="0.049cm" fo:border="0.002cm solid #e3e3e3"/>
    </style:style>
    <style:style style:name="P22" style:family="paragraph" style:parent-style-name="Text_20_body" style:list-style-name="L9">
      <style:paragraph-properties fo:margin-top="0cm" fo:margin-bottom="0cm" fo:padding="0.049cm" fo:border="0.002cm solid #e3e3e3"/>
    </style:style>
    <style:style style:name="P23" style:family="paragraph" style:parent-style-name="Text_20_body" style:list-style-name="L11">
      <style:paragraph-properties fo:margin-top="0cm" fo:margin-bottom="0cm" fo:padding="0.049cm" fo:border="0.002cm solid #e3e3e3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" xlink:type="simple"/>
        <form:form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ara abordar tu consulta de forma integral, comenzaremos con un programa simple que procesa una expresión aritmética sin utilizar principios de diseño orientado a objetos. Posteriormente, te guiaré a través de un proceso de refactorización para aplicar el patrón de diseño Interpreter, explicando cada paso y los principios de diseño involucrados.</text:p>
      <text:h text:style-name="P1" text:outline-level="3">Programa Original: Evaluador de Expresiones Simple</text:h>
      <text:p text:style-name="P5">Primero, consideremos un programa simple que evalúa expresiones aritméticas compuestas solo por sumas y restas. Este código está escrito de manera procedimental:</text:p>
      <text:p text:style-name="P3">java</text:p>
      <text:p text:style-name="P3">Copiar código</text:p>
      <text:p text:style-name="P4"><text:span text:style-name="Source_20_Text">public class SimpleExpressionEvaluator {</text:span></text:p>
      <text:p text:style-name="P4"><text:span text:style-name="Source_20_Text"><text:s text:c="4"/>public static void main(String[] args) {</text:span></text:p>
      <text:p text:style-name="P4"><text:span text:style-name="Source_20_Text"><text:s text:c="8"/>String expression = "10 + 20 - 5";</text:span></text:p>
      <text:p text:style-name="P4"><text:span text:style-name="Source_20_Text"><text:s text:c="8"/>System.out.println("Resultado: " + evaluate(expression));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public static int evaluate(String expression) {</text:span></text:p>
      <text:p text:style-name="P4"><text:span text:style-name="Source_20_Text"><text:s text:c="8"/>int result = 0;</text:span></text:p>
      <text:p text:style-name="P4"><text:span text:style-name="Source_20_Text"><text:s text:c="8"/>boolean add = true; <text:s/>// Controla si se suma o resta el siguiente número</text:span></text:p>
      <text:p text:style-name="P4"/>
      <text:p text:style-name="P4"><text:span text:style-name="Source_20_Text"><text:s text:c="8"/>for (String part : expression.split(" ")) {</text:span></text:p>
      <text:p text:style-name="P4"><text:span text:style-name="Source_20_Text"><text:s text:c="12"/>if (part.equals("+")) {</text:span></text:p>
      <text:p text:style-name="P4"><text:span text:style-name="Source_20_Text"><text:s text:c="16"/>add = true;</text:span></text:p>
      <text:p text:style-name="P4"><text:span text:style-name="Source_20_Text"><text:s text:c="12"/>} else if (part.equals("-")) {</text:span></text:p>
      <text:p text:style-name="P4"><text:span text:style-name="Source_20_Text"><text:s text:c="16"/>add = false;</text:span></text:p>
      <text:p text:style-name="P4"><text:span text:style-name="Source_20_Text"><text:s text:c="12"/>} else {</text:span></text:p>
      <text:p text:style-name="P4"><text:span text:style-name="Source_20_Text"><text:s text:c="16"/>int value = Integer.parseInt(part);</text:span></text:p>
      <text:p text:style-name="P4"><text:span text:style-name="Source_20_Text"><text:s text:c="16"/>if (add) {</text:span></text:p>
      <text:p text:style-name="P4"><text:span text:style-name="Source_20_Text"><text:s text:c="20"/>result += value;</text:span></text:p>
      <text:p text:style-name="P4"><text:span text:style-name="Source_20_Text"><text:s text:c="16"/>} else {</text:span></text:p>
      <text:p text:style-name="P4"><text:span text:style-name="Source_20_Text"><text:s text:c="20"/>result -= value;</text:span></text:p>
      <text:p text:style-name="P4"><text:span text:style-name="Source_20_Text"><text:s text:c="16"/>}</text:span></text:p>
      <text:p text:style-name="P4"><text:span text:style-name="Source_20_Text"><text:s text:c="12"/>}</text:span></text:p>
      <text:p text:style-name="P4"><text:span text:style-name="Source_20_Text"><text:s text:c="8"/>}</text:span></text:p>
      <text:p text:style-name="P4"><text:span text:style-name="Source_20_Text"><text:s text:c="8"/>return result;</text:span></text:p>
      <text:p text:style-name="P4"><text:span text:style-name="Source_20_Text"><text:s text:c="4"/>}</text:span></text:p>
      <text:p text:style-name="P2"><text:span text:style-name="Source_20_Text">}</text:span></text:p>
      <text:h text:style-name="P1" text:outline-level="3">Problemas y Code Smells</text:h>
      <text:list xml:id="list9125387700549231841" text:style-name="L1">
        <text:list-item>
          <text:p text:style-name="P6"><text:span text:style-name="Strong_20_Emphasis">Alta Acoplamiento</text:span>: La función <text:span text:style-name="Source_20_Text">evaluate</text:span> gestiona tanto la lógica de descomposición de la expresión como la lógica de cálculo. Esto viola el principio de responsabilidad única (Single Responsibility Principle - SRP) del SOLID, lo que hace que el método sea menos reutilizable y más difícil de mantener.</text:p>
        </text:list-item>
        <text:list-item>
          <text:p text:style-name="P6"><text:span text:style-name="Strong_20_Emphasis">Baja Cohesión</text:span>: La función realiza múltiples tareas: divide la cadena, interpreta los símbolos y calcula los resultados.</text:p>
        </text:list-item>
        <text:list-item>
          <text:p text:style-name="P6"><text:span text:style-name="Strong_20_Emphasis">Dificultad para Extender</text:span>: Si queremos agregar más operaciones como multiplicación y división, el método <text:span text:style-name="Source_20_Text">evaluate</text:span> se volverá aún más complejo y difícil de manejar.</text:p>
        </text:list-item>
      </text:list>
      <text:h text:style-name="P1" text:outline-level="3"><text:soft-page-break/>Refactorización al Patrón Interpreter</text:h>
      <text:p text:style-name="P5">El patrón Interpreter ofrece una solución para evaluar sentencias del lenguaje, definiendo una representación gramatical para su lenguaje y un intérprete que utiliza esa representación para interpretar las sentencias en el lenguaje.</text:p>
      <text:list xml:id="list366073849249208492" text:style-name="L2">
        <text:list-item>
          <text:p text:style-name="P7"><text:span text:style-name="Strong_20_Emphasis">Definir Expresiones</text:span>: Crearemos una interfaz <text:span text:style-name="Source_20_Text">Expression</text:span> y clases concretas para manejar números y operadores.</text:p>
        </text:list-item>
      </text:list>
      <text:p text:style-name="P3">java</text:p>
      <text:p text:style-name="P3">Copiar código</text:p>
      <text:p text:style-name="P4"><text:span text:style-name="Source_20_Text">interface Expression {</text:span></text:p>
      <text:p text:style-name="P4"><text:span text:style-name="Source_20_Text"><text:s text:c="4"/>int interpret();</text:span></text:p>
      <text:p text:style-name="P4"><text:span text:style-name="Source_20_Text">}</text:span></text:p>
      <text:p text:style-name="P4"/>
      <text:p text:style-name="P4"><text:span text:style-name="Source_20_Text">class Number implements Expression {</text:span></text:p>
      <text:p text:style-name="P4"><text:span text:style-name="Source_20_Text"><text:s text:c="4"/>private int number;</text:span></text:p>
      <text:p text:style-name="P4"><text:span text:style-name="Source_20_Text"><text:s text:c="4"/>public Number(int number) { this.number = number; }</text:span></text:p>
      <text:p text:style-name="P4"><text:span text:style-name="Source_20_Text"><text:s text:c="4"/>public int interpret() { return number; }</text:span></text:p>
      <text:p text:style-name="P4"><text:span text:style-name="Source_20_Text">}</text:span></text:p>
      <text:p text:style-name="P4"/>
      <text:p text:style-name="P4"><text:span text:style-name="Source_20_Text">class Plus implements Expression {</text:span></text:p>
      <text:p text:style-name="P4"><text:span text:style-name="Source_20_Text"><text:s text:c="4"/>Expression leftOperand;</text:span></text:p>
      <text:p text:style-name="P4"><text:span text:style-name="Source_20_Text"><text:s text:c="4"/>Expression rightOperand;</text:span></text:p>
      <text:p text:style-name="P4"><text:span text:style-name="Source_20_Text"><text:s text:c="4"/>public Plus(Expression left, Expression right) { </text:span></text:p>
      <text:p text:style-name="P4"><text:span text:style-name="Source_20_Text"><text:s text:c="8"/>leftOperand = left; </text:span></text:p>
      <text:p text:style-name="P4"><text:span text:style-name="Source_20_Text"><text:s text:c="8"/>rightOperand = right; </text:span></text:p>
      <text:p text:style-name="P4"><text:span text:style-name="Source_20_Text"><text:s text:c="4"/>}</text:span></text:p>
      <text:p text:style-name="P4"><text:span text:style-name="Source_20_Text"><text:s text:c="4"/>public int interpret() { </text:span></text:p>
      <text:p text:style-name="P4"><text:span text:style-name="Source_20_Text"><text:s text:c="8"/>return leftOperand.interpret() + rightOperand.interpret(); </text:span></text:p>
      <text:p text:style-name="P4"><text:span text:style-name="Source_20_Text"><text:s text:c="4"/>}</text:span></text:p>
      <text:p text:style-name="P4"><text:span text:style-name="Source_20_Text">}</text:span></text:p>
      <text:p text:style-name="P4"/>
      <text:p text:style-name="P4"><text:span text:style-name="Source_20_Text">class Minus implements Expression {</text:span></text:p>
      <text:p text:style-name="P4"><text:span text:style-name="Source_20_Text"><text:s text:c="4"/>Expression leftOperand;</text:span></text:p>
      <text:p text:style-name="P4"><text:span text:style-name="Source_20_Text"><text:s text:c="4"/>Expression rightOperand;</text:span></text:p>
      <text:p text:style-name="P4"><text:span text:style-name="Source_20_Text"><text:s text:c="4"/>public Minus(Expression left, Expression right) { </text:span></text:p>
      <text:p text:style-name="P4"><text:span text:style-name="Source_20_Text"><text:s text:c="8"/>leftOperand = left; </text:span></text:p>
      <text:p text:style-name="P4"><text:span text:style-name="Source_20_Text"><text:s text:c="8"/>rightOperand = right; </text:span></text:p>
      <text:p text:style-name="P4"><text:span text:style-name="Source_20_Text"><text:s text:c="4"/>}</text:span></text:p>
      <text:p text:style-name="P4"><text:span text:style-name="Source_20_Text"><text:s text:c="4"/>public int interpret() { </text:span></text:p>
      <text:p text:style-name="P4"><text:span text:style-name="Source_20_Text"><text:s text:c="8"/>return leftOperand.interpret() - rightOperand.interpret(); </text:span></text:p>
      <text:p text:style-name="P4"><text:span text:style-name="Source_20_Text"><text:s text:c="4"/>}</text:span></text:p>
      <text:p text:style-name="P2"><text:span text:style-name="Source_20_Text">}</text:span></text:p>
      <text:list xml:id="list5543807840570234652" text:style-name="L3">
        <text:list-item>
          <text:p text:style-name="P8"><text:span text:style-name="Strong_20_Emphasis">Construir el Árbol de Interpretación</text:span>: Para interpretar expresiones compuestas, construimos un árbol que representa la sentencia completa.</text:p>
        </text:list-item>
      </text:list>
      <text:p text:style-name="P3">java</text:p>
      <text:p text:style-name="P3">Copiar código</text:p>
      <text:p text:style-name="P4"><text:span text:style-name="Source_20_Text">public class Parser {</text:span></text:p>
      <text:p text:style-name="P4"><text:span text:style-name="Source_20_Text"><text:s text:c="4"/>public static Expression parse(String expression) {</text:span></text:p>
      <text:p text:style-name="P4"><text:span text:style-name="Source_20_Text"><text:s text:c="8"/>Stack&lt;Expression&gt; stack = new Stack&lt;&gt;();</text:span></text:p>
      <text:p text:style-name="P4"><text:span text:style-name="Source_20_Text"><text:s text:c="8"/>for (String token : expression.split(" ")) {</text:span></text:p>
      <text:p text:style-name="P4"><text:span text:style-name="Source_20_Text"><text:s text:c="12"/>if (token.equals("+")) {</text:span></text:p>
      <text:p text:style-name="P4"><text:span text:style-name="Source_20_Text"><text:s text:c="16"/>Expression right = stack.pop();</text:span></text:p>
      <text:p text:style-name="P4"><text:span text:style-name="Source_20_Text"><text:s text:c="16"/>Expression left = stack.pop();</text:span></text:p>
      <text:p text:style-name="P4"><text:span text:style-name="Source_20_Text"><text:s text:c="16"/>Expression subExpression = new Plus(left, right);</text:span></text:p>
      <text:p text:style-name="P4"><text:soft-page-break/><text:span text:style-name="Source_20_Text"><text:s text:c="16"/>stack.push(subExpression);</text:span></text:p>
      <text:p text:style-name="P4"><text:span text:style-name="Source_20_Text"><text:s text:c="12"/>} else if (token.equals("-")) {</text:span></text:p>
      <text:p text:style-name="P4"><text:span text:style-name="Source_20_Text"><text:s text:c="16"/>Expression right = stack.pop();</text:span></text:p>
      <text:p text:style-name="P4"><text:span text:style-name="Source_20_Text"><text:s text:c="16"/>Expression left = stack.pop();</text:span></text:p>
      <text:p text:style-name="P4"><text:span text:style-name="Source_20_Text"><text:s text:c="16"/>Expression subExpression = new Minus(left, right);</text:span></text:p>
      <text:p text:style-name="P4"><text:span text:style-name="Source_20_Text"><text:s text:c="16"/>stack.push(subExpression);</text:span></text:p>
      <text:p text:style-name="P4"><text:span text:style-name="Source_20_Text"><text:s text:c="12"/>} else {</text:span></text:p>
      <text:p text:style-name="P4"><text:span text:style-name="Source_20_Text"><text:s text:c="16"/>Expression number = new Number(Integer.parseInt(token));</text:span></text:p>
      <text:p text:style-name="P4"><text:span text:style-name="Source_20_Text"><text:s text:c="16"/>stack.push(number);</text:span></text:p>
      <text:p text:style-name="P4"><text:span text:style-name="Source_20_Text"><text:s text:c="12"/>}</text:span></text:p>
      <text:p text:style-name="P4"><text:span text:style-name="Source_20_Text"><text:s text:c="8"/>}</text:span></text:p>
      <text:p text:style-name="P4"><text:span text:style-name="Source_20_Text"><text:s text:c="8"/>return stack.pop();</text:span></text:p>
      <text:p text:style-name="P4"><text:span text:style-name="Source_20_Text"><text:s text:c="4"/>}</text:span></text:p>
      <text:p text:style-name="P2"><text:span text:style-name="Source_20_Text">}</text:span></text:p>
      <text:list xml:id="list2650408165150557287" text:style-name="L4">
        <text:list-item>
          <text:p text:style-name="P9"><text:span text:style-name="Strong_20_Emphasis">Uso del Parser y Evaluación</text:span>:</text:p>
        </text:list-item>
      </text:list>
      <text:p text:style-name="P3">java</text:p>
      <text:p text:style-name="P3">Copiar código</text:p>
      <text:p text:style-name="P4"><text:span text:style-name="Source_20_Text">public class InterpreterDemo {</text:span></text:p>
      <text:p text:style-name="P4"><text:span text:style-name="Source_20_Text"><text:s text:c="4"/>public static void main(String[] args) {</text:span></text:p>
      <text:p text:style-name="P4"><text:span text:style-name="Source_20_Text"><text:s text:c="8"/>String expression = "10 20 + 5 -";</text:span></text:p>
      <text:p text:style-name="P4"><text:span text:style-name="Source_20_Text"><text:s text:c="8"/>Expression parsedExpression = Parser.parse(expression);</text:span></text:p>
      <text:p text:style-name="P4"><text:span text:style-name="Source_20_Text"><text:s text:c="8"/>System.out.println("Resultado: " + parsedExpression.interpret());</text:span></text:p>
      <text:p text:style-name="P4"><text:span text:style-name="Source_20_Text"><text:s text:c="4"/>}</text:span></text:p>
      <text:p text:style-name="P2"><text:span text:style-name="Source_20_Text">}</text:span></text:p>
      <text:h text:style-name="P1" text:outline-level="3">Ventajas del Refactorizado con Interpreter</text:h>
      <text:list xml:id="list4684979858082342733" text:style-name="L5">
        <text:list-item>
          <text:p text:style-name="P18"><text:span text:style-name="Strong_20_Emphasis">Extensibilidad</text:span>: Es fácil agregar nuevas operaciones sin modificar el código existente.</text:p>
        </text:list-item>
        <text:list-item>
          <text:p text:style-name="P18"><text:span text:style-name="Strong_20_Emphasis">Separación de preocupaciones</text:span>: Cada clase tiene una responsabilidad clara, alineada con el SRP.</text:p>
        </text:list-item>
        <text:list-item>
          <text:p text:style-name="P10"><text:span text:style-name="Strong_20_Emphasis">Reutilización</text:span>: Las expresiones y operaciones son reutilizables en diferentes contextos.</text:p>
        </text:list-item>
      </text:list>
      <text:h text:style-name="P1" text:outline-level="3">Principios SOLID Aplicados</text:h>
      <text:list xml:id="list5052523602281688869" text:style-name="L6">
        <text:list-item>
          <text:p text:style-name="P19"><text:span text:style-name="Strong_20_Emphasis">Responsabilidad Única (SRP)</text:span>: Cada clase tiene una sola razón para cambiar.</text:p>
        </text:list-item>
        <text:list-item>
          <text:p text:style-name="P19"><text:span text:style-name="Strong_20_Emphasis">Abierto/Cerrado (OCP)</text:span>: El código está abierto para la extensión pero cerrado para la modificación.</text:p>
        </text:list-item>
        <text:list-item>
          <text:p text:style-name="P11"><text:span text:style-name="Strong_20_Emphasis">Inversión de Dependencias (DIP)</text:span>: Dependemos de abstracciones, no de clases concretas.</text:p>
        </text:list-item>
      </text:list>
      <text:h text:style-name="P1" text:outline-level="3">Patrones Similares</text:h>
      <text:list xml:id="list607757965882765759" text:style-name="L7">
        <text:list-item>
          <text:p text:style-name="P20"><text:span text:style-name="Strong_20_Emphasis">Composite</text:span>: Similar en estructura al patrón Interpreter, donde se construyen estructuras en forma de árbol para representar jerarquías parte-todo.</text:p>
        </text:list-item>
        <text:list-item>
          <text:p text:style-name="P12"><text:span text:style-name="Strong_20_Emphasis">Visitor</text:span>: Permite nuevas operaciones sobre clases sin cambiar las clases sobre las que opera.</text:p>
        </text:list-item>
      </text:list>
      <text:p text:style-name="P5">Ambos patrones comparten la idea de manipular estructuras complejas, diferenciándose en la intención: Interpreter traduce, mientras que Composite y Visitor agregan funcionalidades sin alterar las estructuras.</text:p>
      <text:p text:style-name="Standard"/>
      <text:p text:style-name="Standard"><text:soft-page-break/></text:p>
      <text:p text:style-name="Standard"/>
      <text:p text:style-name="P5">*********************************************************************************************************************************************************************************************************</text:p>
      <text:p text:style-name="P5">Para refactorizar el ejemplo de evaluación de expresiones utilizando Spring Boot y aprovechar las ventajas de la inyección de dependencias, vamos a estructurar el código para que sea más modular y fácil de mantener. Utilizaremos componentes de Spring para definir las responsabilidades de las expresiones y el parser, lo que mejora la separación de responsabilidades y la flexibilidad del sistema.</text:p>
      <text:h text:style-name="P1" text:outline-level="3">Configuración del Proyecto con Spring Boot</text:h>
      <text:p text:style-name="P5">Primero, necesitas configurar un proyecto de Spring Boot. Puedes hacerlo fácilmente a través de <text:a xlink:type="simple" xlink:href="https://start.spring.io/" office:target-frame-name="_new" xlink:show="replace" text:style-name="Internet_20_link" text:visited-style-name="Visited_20_Internet_20_Link">Spring Initializr</text:a>, seleccionando las dependencias para Spring Web y Lombok para simplificar el código con anotaciones como <text:span text:style-name="Source_20_Text">@Data</text:span>.</text:p>
      <text:h text:style-name="P1" text:outline-level="3">Estructura del Proyecto</text:h>
      <text:p text:style-name="P5">Vamos a dividir el código en varias clases y interfaces, cada una con su propio rol bien definido:</text:p>
      <text:list xml:id="list3137068332185192018" text:style-name="L8">
        <text:list-item>
          <text:p text:style-name="P21"><text:span text:style-name="Strong_20_Emphasis">Interfaces y Clases de Expresiones</text:span>: Definirán cómo interpretar partes de la expresión.</text:p>
        </text:list-item>
        <text:list-item>
          <text:p text:style-name="P21"><text:span text:style-name="Strong_20_Emphasis">Servicio de Parsing</text:span>: Será el encargado de analizar la cadena de texto y convertirla en un objeto interpretable.</text:p>
        </text:list-item>
        <text:list-item>
          <text:p text:style-name="P13"><text:span text:style-name="Strong_20_Emphasis">Controlador</text:span>: Expondrá un endpoint donde se pueda enviar la expresión a evaluar.</text:p>
        </text:list-item>
      </text:list>
      <text:h text:style-name="P1" text:outline-level="3">Paso 1: Definición de Interfaces y Clases para Expresiones</text:h>
      <text:p text:style-name="P5">En el directorio <text:span text:style-name="Source_20_Text">src/main/java/com/example/demo/model</text:span>, crea las interfaces y clases:</text:p>
      <text:p text:style-name="P3">java</text:p>
      <text:p text:style-name="P3">Copiar código</text:p>
      <text:p text:style-name="P4"><text:span text:style-name="Source_20_Text">package com.example.demo.model;</text:span></text:p>
      <text:p text:style-name="P4"/>
      <text:p text:style-name="P4"><text:span text:style-name="Source_20_Text">public interface Expression {</text:span></text:p>
      <text:p text:style-name="P4"><text:span text:style-name="Source_20_Text"><text:s text:c="4"/>int interpret();</text:span></text:p>
      <text:p text:style-name="P4"><text:span text:style-name="Source_20_Text">}</text:span></text:p>
      <text:p text:style-name="P4"/>
      <text:p text:style-name="P4"><text:span text:style-name="Source_20_Text">@Data</text:span></text:p>
      <text:p text:style-name="P4"><text:span text:style-name="Source_20_Text">@AllArgsConstructor</text:span></text:p>
      <text:p text:style-name="P4"><text:span text:style-name="Source_20_Text">public class Number implements Expression {</text:span></text:p>
      <text:p text:style-name="P4"><text:span text:style-name="Source_20_Text"><text:s text:c="4"/>private final int number;</text:span></text:p>
      <text:p text:style-name="P4"/>
      <text:p text:style-name="P4"><text:span text:style-name="Source_20_Text"><text:s text:c="4"/>@Override</text:span></text:p>
      <text:p text:style-name="P4"><text:span text:style-name="Source_20_Text"><text:s text:c="4"/>public int interpret() {</text:span></text:p>
      <text:p text:style-name="P4"><text:span text:style-name="Source_20_Text"><text:s text:c="8"/>return number;</text:span></text:p>
      <text:p text:style-name="P4"><text:span text:style-name="Source_20_Text"><text:s text:c="4"/>}</text:span></text:p>
      <text:p text:style-name="P4"><text:span text:style-name="Source_20_Text">}</text:span></text:p>
      <text:p text:style-name="P4"/>
      <text:p text:style-name="P4"><text:span text:style-name="Source_20_Text">@Data</text:span></text:p>
      <text:p text:style-name="P4"><text:span text:style-name="Source_20_Text">@AllArgsConstructor</text:span></text:p>
      <text:p text:style-name="P4"><text:span text:style-name="Source_20_Text">public class Plus implements Expression {</text:span></text:p>
      <text:p text:style-name="P4"><text:span text:style-name="Source_20_Text"><text:s text:c="4"/>private final Expression leftOperand;</text:span></text:p>
      <text:p text:style-name="P4"><text:span text:style-name="Source_20_Text"><text:s text:c="4"/>private final Expression rightOperand;</text:span></text:p>
      <text:p text:style-name="P4"><text:soft-page-break/></text:p>
      <text:p text:style-name="P4"><text:span text:style-name="Source_20_Text"><text:s text:c="4"/>@Override</text:span></text:p>
      <text:p text:style-name="P4"><text:span text:style-name="Source_20_Text"><text:s text:c="4"/>public int interpret() {</text:span></text:p>
      <text:p text:style-name="P4"><text:span text:style-name="Source_20_Text"><text:s text:c="8"/>return leftOperand.interpret() + rightOperand.interpret();</text:span></text:p>
      <text:p text:style-name="P4"><text:span text:style-name="Source_20_Text"><text:s text:c="4"/>}</text:span></text:p>
      <text:p text:style-name="P4"><text:span text:style-name="Source_20_Text">}</text:span></text:p>
      <text:p text:style-name="P4"/>
      <text:p text:style-name="P4"><text:span text:style-name="Source_20_Text">@Data</text:span></text:p>
      <text:p text:style-name="P4"><text:span text:style-name="Source_20_Text">@AllArgsConstructor</text:span></text:p>
      <text:p text:style-name="P4"><text:span text:style-name="Source_20_Text">public class Minus implements Expression {</text:span></text:p>
      <text:p text:style-name="P4"><text:span text:style-name="Source_20_Text"><text:s text:c="4"/>private final Expression leftOperand;</text:span></text:p>
      <text:p text:style-name="P4"><text:span text:style-name="Source_20_Text"><text:s text:c="4"/>private final Expression rightOperand;</text:span></text:p>
      <text:p text:style-name="P4"/>
      <text:p text:style-name="P4"><text:span text:style-name="Source_20_Text"><text:s text:c="4"/>@Override</text:span></text:p>
      <text:p text:style-name="P4"><text:span text:style-name="Source_20_Text"><text:s text:c="4"/>public int interpret() {</text:span></text:p>
      <text:p text:style-name="P4"><text:span text:style-name="Source_20_Text"><text:s text:c="8"/>return leftOperand.interpret() - rightOperand.interpret();</text:span></text:p>
      <text:p text:style-name="P4"><text:span text:style-name="Source_20_Text"><text:s text:c="4"/>}</text:span></text:p>
      <text:p text:style-name="P2"><text:span text:style-name="Source_20_Text">}</text:span></text:p>
      <text:h text:style-name="P1" text:outline-level="3">Paso 2: Servicio de Parsing</text:h>
      <text:p text:style-name="P5">En el directorio <text:span text:style-name="Source_20_Text">src/main/java/com/example/demo/service</text:span>, crea el servicio que parseará la expresión:</text:p>
      <text:p text:style-name="P3">java</text:p>
      <text:p text:style-name="P3">Copiar código</text:p>
      <text:p text:style-name="P4"><text:span text:style-name="Source_20_Text">package com.example.demo.service;</text:span></text:p>
      <text:p text:style-name="P4"/>
      <text:p text:style-name="P4"><text:span text:style-name="Source_20_Text">import com.example.demo.model.*;</text:span></text:p>
      <text:p text:style-name="P4"><text:span text:style-name="Source_20_Text">import org.springframework.stereotype.Service;</text:span></text:p>
      <text:p text:style-name="P4"><text:span text:style-name="Source_20_Text">import java.util.Stack;</text:span></text:p>
      <text:p text:style-name="P4"/>
      <text:p text:style-name="P4"><text:span text:style-name="Source_20_Text">@Service</text:span></text:p>
      <text:p text:style-name="P4"><text:span text:style-name="Source_20_Text">public class ExpressionParserService {</text:span></text:p>
      <text:p text:style-name="P4"/>
      <text:p text:style-name="P4"><text:span text:style-name="Source_20_Text"><text:s text:c="4"/>public Expression parse(String expression) {</text:span></text:p>
      <text:p text:style-name="P4"><text:span text:style-name="Source_20_Text"><text:s text:c="8"/>Stack&lt;Expression&gt; stack = new Stack&lt;&gt;();</text:span></text:p>
      <text:p text:style-name="P4"><text:span text:style-name="Source_20_Text"><text:s text:c="8"/>String[] tokens = expression.split(" ");</text:span></text:p>
      <text:p text:style-name="P4"><text:span text:style-name="Source_20_Text"><text:s text:c="8"/></text:span></text:p>
      <text:p text:style-name="P4"><text:span text:style-name="Source_20_Text"><text:s text:c="8"/>for (String token : tokens) {</text:span></text:p>
      <text:p text:style-name="P4"><text:span text:style-name="Source_20_Text"><text:s text:c="12"/>switch (token) {</text:span></text:p>
      <text:p text:style-name="P4"><text:span text:style-name="Source_20_Text"><text:s text:c="16"/>case "+":</text:span></text:p>
      <text:p text:style-name="P4"><text:span text:style-name="Source_20_Text"><text:s text:c="20"/>Expression right = stack.pop();</text:span></text:p>
      <text:p text:style-name="P4"><text:span text:style-name="Source_20_Text"><text:s text:c="20"/>Expression left = stack.pop();</text:span></text:p>
      <text:p text:style-name="P4"><text:span text:style-name="Source_20_Text"><text:s text:c="20"/>stack.push(new Plus(left, right));</text:span></text:p>
      <text:p text:style-name="P4"><text:span text:style-name="Source_20_Text"><text:s text:c="20"/>break;</text:span></text:p>
      <text:p text:style-name="P4"><text:span text:style-name="Source_20_Text"><text:s text:c="16"/>case "-":</text:span></text:p>
      <text:p text:style-name="P4"><text:span text:style-name="Source_20_Text"><text:s text:c="20"/>right = stack.pop();</text:span></text:p>
      <text:p text:style-name="P4"><text:span text:style-name="Source_20_Text"><text:s text:c="20"/>left = stack.pop();</text:span></text:p>
      <text:p text:style-name="P4"><text:span text:style-name="Source_20_Text"><text:s text:c="20"/>stack.push(new Minus(left, right));</text:span></text:p>
      <text:p text:style-name="P4"><text:span text:style-name="Source_20_Text"><text:s text:c="20"/>break;</text:span></text:p>
      <text:p text:style-name="P4"><text:span text:style-name="Source_20_Text"><text:s text:c="16"/>default:</text:span></text:p>
      <text:p text:style-name="P4"><text:span text:style-name="Source_20_Text"><text:s text:c="20"/>stack.push(new Number(Integer.parseInt(token)));</text:span></text:p>
      <text:p text:style-name="P4"><text:span text:style-name="Source_20_Text"><text:s text:c="20"/>break;</text:span></text:p>
      <text:p text:style-name="P4"><text:span text:style-name="Source_20_Text"><text:s text:c="12"/>}</text:span></text:p>
      <text:p text:style-name="P4"><text:span text:style-name="Source_20_Text"><text:s text:c="8"/>}</text:span></text:p>
      <text:p text:style-name="P4"><text:span text:style-name="Source_20_Text"><text:s text:c="8"/>return stack.pop();</text:span></text:p>
      <text:p text:style-name="P4"><text:span text:style-name="Source_20_Text"><text:s text:c="4"/>}</text:span></text:p>
      <text:p text:style-name="P2"><text:soft-page-break/><text:span text:style-name="Source_20_Text">}</text:span></text:p>
      <text:h text:style-name="P1" text:outline-level="3">Paso 3: Controlador</text:h>
      <text:p text:style-name="P5">En el directorio <text:span text:style-name="Source_20_Text">src/main/java/com/example/demo/controller</text:span>, define un controlador REST:</text:p>
      <text:p text:style-name="P3">java</text:p>
      <text:p text:style-name="P3">Copiar código</text:p>
      <text:p text:style-name="P4"><text:span text:style-name="Source_20_Text">package com.example.demo.controller;</text:span></text:p>
      <text:p text:style-name="P4"/>
      <text:p text:style-name="P4"><text:span text:style-name="Source_20_Text">import com.example.demo.model.Expression;</text:span></text:p>
      <text:p text:style-name="P4"><text:span text:style-name="Source_20_Text">import com.example.demo.service.ExpressionParserService;</text:span></text:p>
      <text:p text:style-name="P4"><text:span text:style-name="Source_20_Text">import org.springframework.beans.factory.annotation.Autowired;</text:span></text:p>
      <text:p text:style-name="P4"><text:span text:style-name="Source_20_Text">import org.springframework.web.bind.annotation.*;</text:span></text:p>
      <text:p text:style-name="P4"/>
      <text:p text:style-name="P4"><text:span text:style-name="Source_20_Text">@RestController</text:span></text:p>
      <text:p text:style-name="P4"><text:span text:style-name="Source_20_Text">@RequestMapping("/api")</text:span></text:p>
      <text:p text:style-name="P4"><text:span text:style-name="Source_20_Text">public class ExpressionController {</text:span></text:p>
      <text:p text:style-name="P4"/>
      <text:p text:style-name="P4"><text:span text:style-name="Source_20_Text"><text:s text:c="4"/>@Autowired</text:span></text:p>
      <text:p text:style-name="P4"><text:span text:style-name="Source_20_Text"><text:s text:c="4"/>private ExpressionParserService parserService;</text:span></text:p>
      <text:p text:style-name="P4"/>
      <text:p text:style-name="P4"><text:span text:style-name="Source_20_Text"><text:s text:c="4"/>@GetMapping("/evaluate")</text:span></text:p>
      <text:p text:style-name="P4"><text:span text:style-name="Source_20_Text"><text:s text:c="4"/>public int evaluateExpression(@RequestParam String expression) {</text:span></text:p>
      <text:p text:style-name="P4"><text:span text:style-name="Source_20_Text"><text:s text:c="8"/>Expression parsedExpression = parserService.parse(expression);</text:span></text:p>
      <text:p text:style-name="P4"><text:span text:style-name="Source_20_Text"><text:s text:c="8"/>return parsedExpression.interpret();</text:span></text:p>
      <text:p text:style-name="P4"><text:span text:style-name="Source_20_Text"><text:s text:c="4"/>}</text:span></text:p>
      <text:p text:style-name="P2"><text:span text:style-name="Source_20_Text">}</text:span></text:p>
      <text:h text:style-name="P1" text:outline-level="3">Ventajas de Usar Spring Boot</text:h>
      <text:list xml:id="list1718082469812158302" text:style-name="L9">
        <text:list-item>
          <text:p text:style-name="P22"><text:span text:style-name="Strong_20_Emphasis">Inyección de Dependencias</text:span>: Spring gestiona la creación y la inyección de dependencias, mejorando la modularidad y la facilidad de testeo.</text:p>
        </text:list-item>
        <text:list-item>
          <text:p text:style-name="P22"><text:span text:style-name="Strong_20_Emphasis">Desacoplamiento</text:span>: El uso de interfaces y servicios desacopla la lógica de construcción y evaluación de expresiones, permitiendo una mejor mantenibilidad y escalabilidad.</text:p>
        </text:list-item>
        <text:list-item>
          <text:p text:style-name="P22"><text:span text:style-name="Strong_20_Emphasis">Facilidad de Pruebas</text:span>: La inyección de dependencias facilita el testing automático.</text:p>
        </text:list-item>
        <text:list-item>
          <text:p text:style-name="P14"><text:span text:style-name="Strong_20_Emphasis">Facilidad de Exposición de Servicios</text:span>: Spring Web facilita la creación de endpoints REST para interactuar con la aplicación.</text:p>
        </text:list-item>
      </text:list>
      <text:p text:style-name="P5">Con esta estructura, el proyecto aprovecha las características de Spring Boot para crear un sistema más robusto, mantenible y escalable, alineado con los principios de diseño de software y patrones de arquitectura modernos.</text:p>
      <text:p text:style-name="P1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***************************************************************************************************************************************************************************************************************</text:p>
      <text:p text:style-name="P5">Para refactorizar nuestro evaluador de expresiones aritméticas usando principios de programación funcional en Java, vamos a hacer uso de varias características de Java 8 y posteriores, incluidas expresiones lambda, <text:span text:style-name="Source_20_Text">Function</text:span> interfaces, y <text:span text:style-name="Source_20_Text">Stream</text:span>. La programación funcional nos permite enfocarnos en lo que el programa debe hacer en lugar de cómo lo hace, lo que a menudo resulta en código más conciso, fácil de entender y menos propenso a errores.</text:p>
      <text:h text:style-name="P1" text:outline-level="3">Programa Original en Formato Procedimental</text:h>
      <text:p text:style-name="P5">Recordemos brevemente el programa original:</text:p>
      <text:p text:style-name="P3">java</text:p>
      <text:p text:style-name="P3">Copiar código</text:p>
      <text:p text:style-name="P4"><text:span text:style-name="Source_20_Text">public static int evaluate(String expression) {</text:span></text:p>
      <text:p text:style-name="P4"><text:span text:style-name="Source_20_Text"><text:s text:c="4"/>int result = 0;</text:span></text:p>
      <text:p text:style-name="P4"><text:span text:style-name="Source_20_Text"><text:s text:c="4"/>boolean add = true;</text:span></text:p>
      <text:p text:style-name="P4"/>
      <text:p text:style-name="P4"><text:span text:style-name="Source_20_Text"><text:s text:c="4"/>for (String part : expression.split(" ")) {</text:span></text:p>
      <text:p text:style-name="P4"><text:span text:style-name="Source_20_Text"><text:s text:c="8"/>if (part.equals("+")) {</text:span></text:p>
      <text:p text:style-name="P4"><text:span text:style-name="Source_20_Text"><text:s text:c="12"/>add = true;</text:span></text:p>
      <text:p text:style-name="P4"><text:span text:style-name="Source_20_Text"><text:s text:c="8"/>} else if (part.equals("-")) {</text:span></text:p>
      <text:p text:style-name="P4"><text:span text:style-name="Source_20_Text"><text:s text:c="12"/>add = false;</text:span></text:p>
      <text:p text:style-name="P4"><text:span text:style-name="Source_20_Text"><text:s text:c="8"/>} else {</text:span></text:p>
      <text:p text:style-name="P4"><text:span text:style-name="Source_20_Text"><text:s text:c="12"/>int value = Integer.parseInt(part);</text:span></text:p>
      <text:p text:style-name="P4"><text:span text:style-name="Source_20_Text"><text:s text:c="12"/>if (add) {</text:span></text:p>
      <text:p text:style-name="P4"><text:span text:style-name="Source_20_Text"><text:s text:c="16"/>result += value;</text:span></text:p>
      <text:p text:style-name="P4"><text:span text:style-name="Source_20_Text"><text:s text:c="12"/>} else {</text:span></text:p>
      <text:p text:style-name="P4"><text:span text:style-name="Source_20_Text"><text:s text:c="16"/>result -= value;</text:span></text:p>
      <text:p text:style-name="P4"><text:span text:style-name="Source_20_Text"><text:s text:c="12"/>}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4"><text:span text:style-name="Source_20_Text"><text:s text:c="4"/>return result;</text:span></text:p>
      <text:p text:style-name="P2"><text:span text:style-name="Source_20_Text">}</text:span></text:p>
      <text:h text:style-name="P1" text:outline-level="3">Refactorización Utilizando Programación Funcional</text:h>
      <text:p text:style-name="P5">Ahora, vamos a refactorizar este código para usar un enfoque más funcional, utilizando <text:span text:style-name="Source_20_Text">Stream</text:span>s para procesar la expresión y <text:span text:style-name="Source_20_Text">Function</text:span> para representar operaciones dinámicas.</text:p>
      <text:list xml:id="list6303010115457442807" text:style-name="L10">
        <text:list-item>
          <text:p text:style-name="P15"><text:span text:style-name="Strong_20_Emphasis">Descomposición del problema</text:span>: Desglosaremos la expresión en tokens y usaremos una pila (<text:span text:style-name="Source_20_Text">Deque</text:span>) para manejar operaciones y operandos, aprovechando lambdas para definir las operaciones.</text:p>
        </text:list-item>
        <text:list-item>
          <text:p text:style-name="P15"><text:span text:style-name="Strong_20_Emphasis">Definición de la lógica operativa</text:span>: Usaremos un <text:span text:style-name="Source_20_Text">Map</text:span> para mapear operadores a operaciones específicas, lo que facilita la expansión a otras operaciones en el futuro.</text:p>
        </text:list-item>
        <text:list-item>
          <text:p text:style-name="P15"><text:span text:style-name="Strong_20_Emphasis">Evaluación de la expresión</text:span>: Convertiremos el procedimiento en un flujo de operaciones aplicadas a una estructura de datos.</text:p>
        </text:list-item>
      </text:list>
      <text:h text:style-name="P1" text:outline-level="3">Código Refactorizado</text:h>
      <text:p text:style-name="P5">Vamos a implementar esto en Java:</text:p>
      <text:p text:style-name="P3"><text:soft-page-break/>java</text:p>
      <text:p text:style-name="P3">Copiar código</text:p>
      <text:p text:style-name="P4"><text:span text:style-name="Source_20_Text">import java.util.ArrayDeque;</text:span></text:p>
      <text:p text:style-name="P4"><text:span text:style-name="Source_20_Text">import java.util.Deque;</text:span></text:p>
      <text:p text:style-name="P4"><text:span text:style-name="Source_20_Text">import java.util.Map;</text:span></text:p>
      <text:p text:style-name="P4"><text:span text:style-name="Source_20_Text">import java.util.function.BiFunction;</text:span></text:p>
      <text:p text:style-name="P4"/>
      <text:p text:style-name="P4"><text:span text:style-name="Source_20_Text">public class FunctionalExpressionEvaluator {</text:span></text:p>
      <text:p text:style-name="P4"/>
      <text:p text:style-name="P4"><text:span text:style-name="Source_20_Text"><text:s text:c="4"/>private static final Map&lt;String, BiFunction&lt;Integer, Integer, Integer&gt;&gt; OPERATIONS = Map.of(</text:span></text:p>
      <text:p text:style-name="P4"><text:span text:style-name="Source_20_Text"><text:s text:c="8"/>"+", (a, b) -&gt; a + b,</text:span></text:p>
      <text:p text:style-name="P4"><text:span text:style-name="Source_20_Text"><text:s text:c="8"/>"-", (a, b) -&gt; a - b</text:span></text:p>
      <text:p text:style-name="P4"><text:span text:style-name="Source_20_Text"><text:s text:c="4"/>);</text:span></text:p>
      <text:p text:style-name="P4"/>
      <text:p text:style-name="P4"><text:span text:style-name="Source_20_Text"><text:s text:c="4"/>public static int evaluate(String expression) {</text:span></text:p>
      <text:p text:style-name="P4"><text:span text:style-name="Source_20_Text"><text:s text:c="8"/>String[] tokens = expression.split(" ");</text:span></text:p>
      <text:p text:style-name="P4"><text:span text:style-name="Source_20_Text"><text:s text:c="8"/>Deque&lt;Integer&gt; numbers = new ArrayDeque&lt;&gt;();</text:span></text:p>
      <text:p text:style-name="P4"/>
      <text:p text:style-name="P4"><text:span text:style-name="Source_20_Text"><text:s text:c="8"/>for (int i = 0; i &lt; tokens.length; i++) {</text:span></text:p>
      <text:p text:style-name="P4"><text:span text:style-name="Source_20_Text"><text:s text:c="12"/>String token = tokens[i];</text:span></text:p>
      <text:p text:style-name="P4"><text:span text:style-name="Source_20_Text"><text:s text:c="12"/>if (OPERATIONS.containsKey(token)) {</text:span></text:p>
      <text:p text:style-name="P4"><text:span text:style-name="Source_20_Text"><text:s text:c="16"/>int right = numbers.pop();</text:span></text:p>
      <text:p text:style-name="P4"><text:span text:style-name="Source_20_Text"><text:s text:c="16"/>int left = numbers.pop();</text:span></text:p>
      <text:p text:style-name="P4"><text:span text:style-name="Source_20_Text"><text:s text:c="16"/>numbers.push(OPERATIONS.get(token).apply(left, right));</text:span></text:p>
      <text:p text:style-name="P4"><text:span text:style-name="Source_20_Text"><text:s text:c="12"/>} else {</text:span></text:p>
      <text:p text:style-name="P4"><text:span text:style-name="Source_20_Text"><text:s text:c="16"/>numbers.push(Integer.parseInt(token));</text:span></text:p>
      <text:p text:style-name="P4"><text:span text:style-name="Source_20_Text"><text:s text:c="12"/>}</text:span></text:p>
      <text:p text:style-name="P4"><text:span text:style-name="Source_20_Text"><text:s text:c="8"/>}</text:span></text:p>
      <text:p text:style-name="P4"/>
      <text:p text:style-name="P4"><text:span text:style-name="Source_20_Text"><text:s text:c="8"/>return numbers.pop();</text:span></text:p>
      <text:p text:style-name="P4"><text:span text:style-name="Source_20_Text"><text:s text:c="4"/>}</text:span></text:p>
      <text:p text:style-name="P4"/>
      <text:p text:style-name="P4"><text:span text:style-name="Source_20_Text"><text:s text:c="4"/>public static void main(String[] args) {</text:span></text:p>
      <text:p text:style-name="P4"><text:span text:style-name="Source_20_Text"><text:s text:c="8"/>String expression = "10 20 + 5 -";</text:span></text:p>
      <text:p text:style-name="P4"><text:span text:style-name="Source_20_Text"><text:s text:c="8"/>System.out.println("Resultado: " + evaluate(expression));</text:span></text:p>
      <text:p text:style-name="P4"><text:span text:style-name="Source_20_Text"><text:s text:c="4"/>}</text:span></text:p>
      <text:p text:style-name="P2"><text:span text:style-name="Source_20_Text">}</text:span></text:p>
      <text:h text:style-name="P1" text:outline-level="3">Ventajas de la Refactorización Funcional</text:h>
      <text:list xml:id="list6330912002917873020" text:style-name="L11">
        <text:list-item>
          <text:p text:style-name="P23"><text:span text:style-name="Strong_20_Emphasis">Inmutabilidad</text:span>: En programación funcional, los datos son inmutables. Esto reduce los errores comunes en la programación imperativa, como los errores de estado compartido y la modificación accidental de datos.</text:p>
        </text:list-item>
        <text:list-item>
          <text:p text:style-name="P23"><text:span text:style-name="Strong_20_Emphasis">Modularidad</text:span>: Al descomponer la lógica en funciones pequeñas y reusables, el código es más modular y más fácil de entender y mantener.</text:p>
        </text:list-item>
        <text:list-item>
          <text:p text:style-name="P23"><text:span text:style-name="Strong_20_Emphasis">Testeabilidad</text:span>: Las funciones puras son más fáciles de testear debido a que sus salidas dependen solo de sus entradas y no del estado externo.</text:p>
        </text:list-item>
        <text:list-item>
          <text:p text:style-name="P16"><text:span text:style-name="Strong_20_Emphasis">Extensibilidad</text:span>: Añadir nuevas operaciones es tan sencillo como expandir el mapa de operaciones, sin necesidad de modificar el flujo de control existente.</text:p>
        </text:list-item>
      </text:list>
      <text:p text:style-name="P5">Este enfoque de programación funcional en Java mantiene el código limpio y claro, facilita la extensión futura y mejora la capacidad de mantenimiento, mientras aprovecha las ventajas de las expresiones lambda y las funciones de alto orden que Java ofrece.</text:p>
      <text:p text:style-name="P17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5-15T19:12:58.17</meta:creation-date>
    <dc:date>2024-05-15T19:48:42.62</dc:date>
    <meta:editing-duration>PT35M43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9" meta:paragraph-count="291" meta:word-count="1730" meta:character-count="14301"/>
  </office:meta>
</office:document-meta>
</file>